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2.427cm"/>
    </style:style>
    <style:style style:name="co4" style:family="table-column">
      <style:table-column-properties fo:break-before="auto" style:column-width="2.044cm"/>
    </style:style>
    <style:style style:name="co5" style:family="table-column">
      <style:table-column-properties fo:break-before="auto" style:column-width="1.896cm"/>
    </style:style>
    <style:style style:name="co6" style:family="table-column">
      <style:table-column-properties fo:break-before="auto" style:column-width="3.447cm"/>
    </style:style>
    <style:style style:name="co7" style:family="table-column">
      <style:table-column-properties fo:break-before="auto" style:column-width="3.297cm"/>
    </style:style>
    <style:style style:name="co8" style:family="table-column">
      <style:table-column-properties fo:break-before="auto" style:column-width="2.702cm"/>
    </style:style>
    <style:style style:name="co9" style:family="table-column">
      <style:table-column-properties fo:break-before="auto" style:column-width="2.554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4.274cm"/>
    </style:style>
    <style:style style:name="co13" style:family="table-column">
      <style:table-column-properties fo:break-before="auto" style:column-width="4.126cm"/>
    </style:style>
    <style:style style:name="co14" style:family="table-column">
      <style:table-column-properties fo:break-before="auto" style:column-width="2.215cm"/>
    </style:style>
    <style:style style:name="co15" style:family="table-column">
      <style:table-column-properties fo:break-before="auto" style:column-width="2.066cm"/>
    </style:style>
    <style:style style:name="co16" style:family="table-column">
      <style:table-column-properties fo:break-before="auto" style:column-width="4.062cm"/>
    </style:style>
    <style:style style:name="co17" style:family="table-column">
      <style:table-column-properties fo:break-before="auto" style:column-width="3.912cm"/>
    </style:style>
    <style:style style:name="co18" style:family="table-column">
      <style:table-column-properties fo:break-before="auto" style:column-width="3.403cm"/>
    </style:style>
    <style:style style:name="co19" style:family="table-column">
      <style:table-column-properties fo:break-before="auto" style:column-width="3.254cm"/>
    </style:style>
    <style:style style:name="co20" style:family="table-column">
      <style:table-column-properties fo:break-before="auto" style:column-width="3.785cm"/>
    </style:style>
    <style:style style:name="co21" style:family="table-column">
      <style:table-column-properties fo:break-before="auto" style:column-width="3.637cm"/>
    </style:style>
    <style:style style:name="co22" style:family="table-column">
      <style:table-column-properties fo:break-before="auto" style:column-width="4.253cm"/>
    </style:style>
    <style:style style:name="co23" style:family="table-column">
      <style:table-column-properties fo:break-before="auto" style:column-width="4.105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quipoLocalID</text:p>
          </table:table-cell>
          <table:table-cell office:value-type="string" calcext:value-type="string">
            <text:p>EquipoVisitID</text:p>
          </table:table-cell>
          <table:table-cell office:value-type="string" calcext:value-type="string">
            <text:p>Tiros Local</text:p>
          </table:table-cell>
          <table:table-cell office:value-type="string" calcext:value-type="string">
            <text:p>Tiros Visit</text:p>
          </table:table-cell>
          <table:table-cell office:value-type="string" calcext:value-type="string">
            <text:p>Tiros a puerta Local</text:p>
          </table:table-cell>
          <table:table-cell office:value-type="string" calcext:value-type="string">
            <text:p>Tiros a puerta Visit</text:p>
          </table:table-cell>
          <table:table-cell office:value-type="string" calcext:value-type="string">
            <text:p>Posesión Local</text:p>
          </table:table-cell>
          <table:table-cell office:value-type="string" calcext:value-type="string">
            <text:p>Posesión Visit</text:p>
          </table:table-cell>
          <table:table-cell office:value-type="string" calcext:value-type="string">
            <text:p>Pases Local</text:p>
          </table:table-cell>
          <table:table-cell office:value-type="string" calcext:value-type="string">
            <text:p>Pases Visit</text:p>
          </table:table-cell>
          <table:table-cell office:value-type="string" calcext:value-type="string">
            <text:p>Precisión de pases Local</text:p>
          </table:table-cell>
          <table:table-cell office:value-type="string" calcext:value-type="string">
            <text:p>Precisión de pases Visit</text:p>
          </table:table-cell>
          <table:table-cell office:value-type="string" calcext:value-type="string">
            <text:p>Faltas Local</text:p>
          </table:table-cell>
          <table:table-cell office:value-type="string" calcext:value-type="string">
            <text:p>Faltas Visit</text:p>
          </table:table-cell>
          <table:table-cell office:value-type="string" calcext:value-type="string">
            <text:p>Tarjetas amarillas Local</text:p>
          </table:table-cell>
          <table:table-cell office:value-type="string" calcext:value-type="string">
            <text:p>Tarjetas amarillas Visit</text:p>
          </table:table-cell>
          <table:table-cell office:value-type="string" calcext:value-type="string">
            <text:p>Tarjetas rojas Local</text:p>
          </table:table-cell>
          <table:table-cell office:value-type="string" calcext:value-type="string">
            <text:p>Tarjetas rojas Visit</text:p>
          </table:table-cell>
          <table:table-cell office:value-type="string" calcext:value-type="string">
            <text:p>Fueras de juego Local</text:p>
          </table:table-cell>
          <table:table-cell office:value-type="string" calcext:value-type="string">
            <text:p>Fueras de juego Visit</text:p>
          </table:table-cell>
          <table:table-cell office:value-type="string" calcext:value-type="string">
            <text:p>Saques de esquina Local</text:p>
          </table:table-cell>
          <table:table-cell office:value-type="string" calcext:value-type="string">
            <text:p>Saques de esquina Visit</text:p>
          </table:table-cell>
        </table:table-row>
        <table:table-row table:style-name="ro1">
          <table:table-cell office:value-type="string" calcext:value-type="string">
            <text:p>11/8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LEVANTE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295" calcext:value-type="float">
            <text:p>29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8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GIJON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76" calcext:value-type="float">
            <text:p>376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/8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IBAR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52" calcext:value-type="float">
            <text:p>352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2/8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VILLARREALB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91" calcext:value-type="float">
            <text:p>491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/8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FERRO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67" calcext:value-type="float">
            <text:p>46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/8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HUESC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/8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ESPANYOL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357" calcext:value-type="float">
            <text:p>35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/8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ELDENS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34" calcext:value-type="float">
            <text:p>43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3/8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ANDORRA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float" office:value="283" calcext:value-type="float">
            <text:p>28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8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ALCORCON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50" calcext:value-type="float">
            <text:p>3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4/8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OVIEDO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368" calcext:value-type="float">
            <text:p>36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8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CARTAGENA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float" office:value="646" calcext:value-type="float">
            <text:p>64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8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VALLADOLID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17" calcext:value-type="float">
            <text:p>31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/8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ELCH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391" calcext:value-type="float">
            <text:p>39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/8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SANTANDER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404" calcext:value-type="float">
            <text:p>40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/8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BURGO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string" calcext:value-type="string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/8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LEGANE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56" calcext:value-type="float">
            <text:p>356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/8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FERROL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62" calcext:value-type="float">
            <text:p>46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/8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MIRANDES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78" calcext:value-type="float">
            <text:p>378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/8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AMOREBIET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63" calcext:value-type="float">
            <text:p>56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/8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ELDENS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420" calcext:value-type="float">
            <text:p>420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/8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TENERIFE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06" calcext:value-type="float">
            <text:p>406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6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5/8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LEVANTE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65" calcext:value-type="float">
            <text:p>465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6/8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OVIEDO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48" calcext:value-type="float">
            <text:p>448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/8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ZARAGOZ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388" calcext:value-type="float">
            <text:p>388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/8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VILLARREALB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39" calcext:value-type="float">
            <text:p>43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6/8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ALCORCON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float" office:value="574" calcext:value-type="float">
            <text:p>57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7/8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GIJ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table:style-name="ce3"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/8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ESPANYOL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29" calcext:value-type="float">
            <text:p>42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/8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ANDORRA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float" office:value="217" calcext:value-type="float">
            <text:p>217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8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/8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ALBACETE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float" office:value="301" calcext:value-type="float">
            <text:p>301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8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8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EIBAR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20" calcext:value-type="float">
            <text:p>320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8/8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HUESCA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8</text:p>
          </table:table-cell>
          <table:table-cell office:value-type="float" office:value="303" calcext:value-type="float">
            <text:p>30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5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/9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FERROL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389" calcext:value-type="float">
            <text:p>389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/9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VALLADOLID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60" calcext:value-type="float">
            <text:p>360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/9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BURGO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59" calcext:value-type="float">
            <text:p>459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/9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OVIEDO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26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/9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SANTANDER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table:style-name="ce4" table:number-columns-repeated="4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/9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CARTAGENA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548" calcext:value-type="float">
            <text:p>54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/9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TENERIF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23</text:p>
          </table:table-cell>
          <table:table-cell office:value-type="float" office:value="643" calcext:value-type="float">
            <text:p>64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6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9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LEGANE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22</text:p>
          </table:table-cell>
          <table:table-cell office:value-type="float" office:value="639" calcext:value-type="float">
            <text:p>639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4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9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ELDENS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457" calcext:value-type="float">
            <text:p>45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/9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AMOREBIET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36" calcext:value-type="float">
            <text:p>536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/9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MIRANDE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float" office:value="232" calcext:value-type="float">
            <text:p>23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/9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ESPANYOL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/9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EIBAR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40" calcext:value-type="float">
            <text:p>340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/9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GIJ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215" calcext:value-type="float">
            <text:p>21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5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/9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ALBACET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355" calcext:value-type="float">
            <text:p>35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/9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HUESC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98" calcext:value-type="float">
            <text:p>49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/9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VILLARREALB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67" calcext:value-type="float">
            <text:p>46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/9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MOREBIET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54" calcext:value-type="float">
            <text:p>35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9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ANDORRA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office:value-type="float" office:value="225" calcext:value-type="float">
            <text:p>225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/9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ZARAGOZA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98" calcext:value-type="float">
            <text:p>39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9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ELCH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22" calcext:value-type="float">
            <text:p>42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/9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ALCORCON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473" calcext:value-type="float">
            <text:p>47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9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SANTANDER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string" calcext:value-type="string">
            <text:p>0.73</text:p>
          </table:table-cell>
          <table:table-cell table:style-name="ce5" office:value-type="string" calcext:value-type="string">
            <text:p>0.5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/9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VILLARREAL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67" calcext:value-type="float">
            <text:p>46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string" calcext:value-type="string">
            <text:p>0.8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/9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CARTAGENA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91" calcext:value-type="float">
            <text:p>49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/9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LEVANTE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1</text:p>
          </table:table-cell>
          <table:table-cell office:value-type="float" office:value="246" calcext:value-type="float">
            <text:p>246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6/9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BURGOS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69" calcext:value-type="float">
            <text:p>369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7/9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MIRANDE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35" calcext:value-type="float">
            <text:p>335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7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/9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FERRO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525" calcext:value-type="float">
            <text:p>525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7/9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ELDENSE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493" calcext:value-type="float">
            <text:p>49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/9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LEGANE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479" calcext:value-type="float">
            <text:p>479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/9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TENERIF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44" calcext:value-type="float">
            <text:p>44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9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OVIEDO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487" calcext:value-type="float">
            <text:p>487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/9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EIBAR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415" calcext:value-type="float">
            <text:p>41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3/9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GIJON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float" office:value="571" calcext:value-type="float">
            <text:p>57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9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ELDENS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54" calcext:value-type="float">
            <text:p>354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9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ELCHE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float" office:value="287" calcext:value-type="float">
            <text:p>28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/9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HUESCA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46" calcext:value-type="float">
            <text:p>546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3/9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LBACETE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4</text:p>
          </table:table-cell>
          <table:table-cell office:value-type="float" office:value="279" calcext:value-type="float">
            <text:p>27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/9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AMOREBIETA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13" calcext:value-type="float">
            <text:p>41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/9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VALLADOLID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381" calcext:value-type="float">
            <text:p>38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/9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LEGANE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30" calcext:value-type="float">
            <text:p>43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/9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ZARAGOZ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36" calcext:value-type="float">
            <text:p>336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/9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ESPANY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81" calcext:value-type="float">
            <text:p>38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4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9/9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SANTAND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13" calcext:value-type="float">
            <text:p>313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6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/9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TENERIF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477" calcext:value-type="float">
            <text:p>477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0/9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LEVANTE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42" calcext:value-type="float">
            <text:p>44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0/9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ALCORCON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535" calcext:value-type="float">
            <text:p>535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/9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ANDORR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76</text:p>
          </table:table-cell>
          <table:table-cell office:value-type="float" office:value="189" calcext:value-type="float">
            <text:p>189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/10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OVIEDO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/10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MIRANDE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13" calcext:value-type="float">
            <text:p>51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/10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BURGO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/10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CARTAGEN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80" calcext:value-type="float">
            <text:p>48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/10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GIJON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68" calcext:value-type="float">
            <text:p>36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/10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FERRO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510" calcext:value-type="float">
            <text:p>51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/10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VILLARREALB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608" calcext:value-type="float">
            <text:p>608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/10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ALBACETE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17" calcext:value-type="float">
            <text:p>41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10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SANTANDER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80" calcext:value-type="float">
            <text:p>480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10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HUESC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527" calcext:value-type="float">
            <text:p>52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10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VALLADOLID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/10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LEGANE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82" calcext:value-type="float">
            <text:p>382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/10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ELCH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434" calcext:value-type="float">
            <text:p>434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/10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EIBAR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417" calcext:value-type="float">
            <text:p>41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/10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ZARAGOZ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46" calcext:value-type="float">
            <text:p>346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/10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ESPANYOL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56" calcext:value-type="float">
            <text:p>35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/10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AMOREBIETA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443" calcext:value-type="float">
            <text:p>443</text:p>
          </table:table-cell>
          <table:table-cell office:value-type="float" office:value="528" calcext:value-type="float">
            <text:p>528</text:p>
          </table:table-cell>
          <table:table-cell table:number-columns-repeated="2" office:value-type="string" calcext:value-type="string">
            <text:p>0.8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/10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LEVANTE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float" office:value="583" calcext:value-type="float">
            <text:p>58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/10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ELDENSE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29" calcext:value-type="float">
            <text:p>329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/10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GIJON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236" calcext:value-type="float">
            <text:p>2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.50</text:p>
          </table:table-cell>
          <table:table-cell office:value-type="string" calcext:value-type="string">
            <text:p>0.5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7/10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OVIEDO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304" calcext:value-type="float">
            <text:p>304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/10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EIBA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60" calcext:value-type="float">
            <text:p>36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/10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MIRANDES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8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/10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CARTAGEN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534" calcext:value-type="float">
            <text:p>534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/10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BURGOS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/10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ALCORCO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495" calcext:value-type="float">
            <text:p>495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/10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ANDORRA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22" calcext:value-type="float">
            <text:p>32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/10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ESPANYOL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21" calcext:value-type="float">
            <text:p>32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/10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ALBACE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39" calcext:value-type="float">
            <text:p>53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10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TENERIF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418" calcext:value-type="float">
            <text:p>41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10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SANTANDER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/10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ZARAGOZA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447" calcext:value-type="float">
            <text:p>447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/10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VALLADOL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float" office:value="272" calcext:value-type="float">
            <text:p>272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/10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VILLARREALB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26" calcext:value-type="float">
            <text:p>32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10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ELCHE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278" calcext:value-type="float">
            <text:p>278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1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5/10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LCORCON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10" calcext:value-type="float">
            <text:p>51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5/10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HUESCA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office:value-type="float" office:value="599" calcext:value-type="float">
            <text:p>599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/10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AMOREBIETA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358" calcext:value-type="float">
            <text:p>35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/10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FERROL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422" calcext:value-type="float">
            <text:p>42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/10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LEGANE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49" calcext:value-type="float">
            <text:p>549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10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OVIEDO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float" office:value="290" calcext:value-type="float">
            <text:p>29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8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1/10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MIRANDE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586" calcext:value-type="float">
            <text:p>586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1/10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LEVANTE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516" calcext:value-type="float">
            <text:p>51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/10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EIBAR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42" calcext:value-type="float">
            <text:p>34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2/10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ELDENSE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33" calcext:value-type="float">
            <text:p>433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/10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ELCH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57" calcext:value-type="float">
            <text:p>457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2/10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GIJON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436" calcext:value-type="float">
            <text:p>43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/10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BURGOS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2/10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ANDORRA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74</text:p>
          </table:table-cell>
          <table:table-cell office:value-type="float" office:value="206" calcext:value-type="float">
            <text:p>206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3/10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CARTAGENA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38" calcext:value-type="float">
            <text:p>43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7/10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VALLADOLID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403" calcext:value-type="float">
            <text:p>40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10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AMOREBIET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68" calcext:value-type="float">
            <text:p>36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10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ESPANYO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12" calcext:value-type="float">
            <text:p>31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8/10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LEVANT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46" calcext:value-type="float">
            <text:p>4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8/10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TENERIF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62" calcext:value-type="float">
            <text:p>46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9/10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CARTAGENA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77" calcext:value-type="float">
            <text:p>377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9/10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ALBACET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64" calcext:value-type="float">
            <text:p>46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9/10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VILLARREAL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426" calcext:value-type="float">
            <text:p>42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/10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ALCORC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48" calcext:value-type="float">
            <text:p>448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9/10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FERRO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06" calcext:value-type="float">
            <text:p>40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/10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ZARAGOZ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41" calcext:value-type="float">
            <text:p>441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11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EIBA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426" calcext:value-type="float">
            <text:p>426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11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GIJO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48" calcext:value-type="float">
            <text:p>448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11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MIRANDE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364" calcext:value-type="float">
            <text:p>36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/11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TENERIF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334" calcext:value-type="float">
            <text:p>33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11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ELCH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36" calcext:value-type="float">
            <text:p>43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/11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ANDORRA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float" office:value="263" calcext:value-type="float">
            <text:p>26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8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/11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HUESC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/11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LEGANE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/11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SANTANDER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19" calcext:value-type="float">
            <text:p>319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5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/11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BURGO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37" calcext:value-type="float">
            <text:p>33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/11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OVIEDO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12" calcext:value-type="float">
            <text:p>312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11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LEVANTE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1/11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ALLADOLI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float" office:value="220" calcext:value-type="float">
            <text:p>22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.40</text:p>
          </table:table-cell>
          <table:table-cell office:value-type="string" calcext:value-type="string">
            <text:p>0.6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/11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FERROL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536" calcext:value-type="float">
            <text:p>53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6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/11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ZARAGOZA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/11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AMOREBIET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8</text:p>
          </table:table-cell>
          <table:table-cell office:value-type="float" office:value="564" calcext:value-type="float">
            <text:p>56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/11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ALCORCON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406" calcext:value-type="float">
            <text:p>406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2/11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LDENS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float" office:value="722" calcext:value-type="float">
            <text:p>72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/11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ESPANYOL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36" calcext:value-type="float">
            <text:p>436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/11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VILLARREALB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547" calcext:value-type="float">
            <text:p>547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/11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ALBACET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534" calcext:value-type="float">
            <text:p>53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3/11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CARTAGENA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28</text:p>
          </table:table-cell>
          <table:table-cell office:value-type="float" office:value="560" calcext:value-type="float">
            <text:p>560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6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7/11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LEGANES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float" office:value="582" calcext:value-type="float">
            <text:p>58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8/11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GIJON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float" office:value="271" calcext:value-type="float">
            <text:p>27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8/11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TENERIFE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float" office:value="262" calcext:value-type="float">
            <text:p>262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8/11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HUESC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483" calcext:value-type="float">
            <text:p>48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11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EL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7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/11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BURGO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44" calcext:value-type="float">
            <text:p>54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/11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MIRANDE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62" calcext:value-type="float">
            <text:p>362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9/11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EIBA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53" calcext:value-type="float">
            <text:p>45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/11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ANDORRA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46" calcext:value-type="float">
            <text:p>34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/11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ALBACETE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47" calcext:value-type="float">
            <text:p>34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/11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SANTANDER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15" calcext:value-type="float">
            <text:p>51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4/11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VALLADOLID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59" calcext:value-type="float">
            <text:p>359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/11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ANDORRA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4</text:p>
          </table:table-cell>
          <table:table-cell office:value-type="float" office:value="309" calcext:value-type="float">
            <text:p>309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/11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VILLARREALB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61" calcext:value-type="float">
            <text:p>361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5/11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ZARAGOZ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38" calcext:value-type="float">
            <text:p>438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5/11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LEVANTE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532" calcext:value-type="float">
            <text:p>53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6/11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FERRO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43" calcext:value-type="float">
            <text:p>543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/11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OVIED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float" office:value="304" calcext:value-type="float">
            <text:p>304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/11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AMOREBIETA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24" calcext:value-type="float">
            <text:p>52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6/11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CARTAGEN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17" calcext:value-type="float">
            <text:p>517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6/11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ALCORCON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float" office:value="611" calcext:value-type="float">
            <text:p>61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7/11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ELDENSE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527" calcext:value-type="float">
            <text:p>527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/12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ESPANYOL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71" calcext:value-type="float">
            <text:p>37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9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/12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TENERIF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28" calcext:value-type="float">
            <text:p>42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/12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GIJON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330" calcext:value-type="float">
            <text:p>330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string" calcext:value-type="string">
            <text:p>0.6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/12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LEGANE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54" calcext:value-type="float">
            <text:p>35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/12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VALLADOLID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285" calcext:value-type="float">
            <text:p>285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/12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HUESC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591" calcext:value-type="float">
            <text:p>59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/12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ELCHE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77" calcext:value-type="float">
            <text:p>377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12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ALBACETE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9</text:p>
          </table:table-cell>
          <table:table-cell office:value-type="float" office:value="595" calcext:value-type="float">
            <text:p>59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/12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SANTANDER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73" calcext:value-type="float">
            <text:p>37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/12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BURGOS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65" calcext:value-type="float">
            <text:p>465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4/12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EIBAR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80" calcext:value-type="float">
            <text:p>58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/12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VILLARREALB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80" calcext:value-type="float">
            <text:p>480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/12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ZARAGOZ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72" calcext:value-type="float">
            <text:p>37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/12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AMOREBIET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613" calcext:value-type="float">
            <text:p>61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/12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LEVANT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419" calcext:value-type="float">
            <text:p>41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/12/23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MIRANDE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06" calcext:value-type="float">
            <text:p>40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/12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CARTAGENA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08" calcext:value-type="float">
            <text:p>508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/12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OVIED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/12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ANDORRA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339" calcext:value-type="float">
            <text:p>339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/12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ELDENS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512" calcext:value-type="float">
            <text:p>51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/12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FERROL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float" office:value="286" calcext:value-type="float">
            <text:p>28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8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1/12/23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ALCORCON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06" calcext:value-type="float">
            <text:p>40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5/12/23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ELCH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/12/23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SANTANDER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552" calcext:value-type="float">
            <text:p>55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5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6/12/23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SPANYO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office:value-type="float" office:value="608" calcext:value-type="float">
            <text:p>608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12/23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BURGO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510" calcext:value-type="float">
            <text:p>51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/12/23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LEGANE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33" calcext:value-type="float">
            <text:p>53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/12/23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ALBACET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28" calcext:value-type="float">
            <text:p>328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/12/23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EIBA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9</text:p>
          </table:table-cell>
          <table:table-cell office:value-type="float" office:value="230" calcext:value-type="float">
            <text:p>23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8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7/12/23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HUESC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528" calcext:value-type="float">
            <text:p>52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/12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ZARAGOZA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/12/23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TENERIF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65" calcext:value-type="float">
            <text:p>46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12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VALLADOLID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4</text:p>
          </table:table-cell>
          <table:table-cell office:value-type="float" office:value="310" calcext:value-type="float">
            <text:p>31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8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9/12/23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NDORRA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float" office:value="309" calcext:value-type="float">
            <text:p>309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9/12/23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ELDENS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60" calcext:value-type="float">
            <text:p>4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/12/23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BURGOS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661" calcext:value-type="float">
            <text:p>66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9/12/23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MIRANDES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60" calcext:value-type="float">
            <text:p>56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12/2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LEVANTE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60" calcext:value-type="float">
            <text:p>46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12/23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GIJON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8</text:p>
          </table:table-cell>
          <table:table-cell office:value-type="float" office:value="572" calcext:value-type="float">
            <text:p>572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/12/23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TENERIF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91" calcext:value-type="float">
            <text:p>49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/12/23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OVIEDO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88" calcext:value-type="float">
            <text:p>388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/12/23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CARTAGEN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445" calcext:value-type="float">
            <text:p>44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1/12/23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FERR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/12/23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ALCORCO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541" calcext:value-type="float">
            <text:p>54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2/1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SANTANDER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516" calcext:value-type="float">
            <text:p>51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MIRANDES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393" calcext:value-type="float">
            <text:p>39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ALBACETE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38" calcext:value-type="float">
            <text:p>43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ELCHE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531" calcext:value-type="float">
            <text:p>53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AMOREBIETA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517" calcext:value-type="float">
            <text:p>517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VALLADOLID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69</text:p>
          </table:table-cell>
          <table:table-cell office:value-type="float" office:value="265" calcext:value-type="float">
            <text:p>26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8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3/1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ESPANYO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37" calcext:value-type="float">
            <text:p>437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4/1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LEGAN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office:value-type="float" office:value="581" calcext:value-type="float">
            <text:p>58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/1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HUESCA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570" calcext:value-type="float">
            <text:p>5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/1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VILLARREALB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342" calcext:value-type="float">
            <text:p>34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5/1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ZARAGOZ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286" calcext:value-type="float">
            <text:p>286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string" calcext:value-type="string">
            <text:p>0.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ALCORCON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496" calcext:value-type="float">
            <text:p>496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ELDENS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484" calcext:value-type="float">
            <text:p>484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ANDORR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11" calcext:value-type="float">
            <text:p>31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GIJ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VILLARREALB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96" calcext:value-type="float">
            <text:p>49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/1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OVIED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/1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ARTAGEN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/1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LEVANTE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70" calcext:value-type="float">
            <text:p>370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/1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EIBAR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64" calcext:value-type="float">
            <text:p>36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1/1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VALLADOLID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512" calcext:value-type="float">
            <text:p>51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2/1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BURGO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403" calcext:value-type="float">
            <text:p>403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6/1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MIRANDE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569" calcext:value-type="float">
            <text:p>56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7/1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ZARAGOZA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7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/1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AMOREBIET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59" calcext:value-type="float">
            <text:p>3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1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LEGAN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555" calcext:value-type="float">
            <text:p>55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7/1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TENERIF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350" calcext:value-type="float">
            <text:p>35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8/1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ESPANYOL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54" calcext:value-type="float">
            <text:p>35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8/1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LCH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82" calcext:value-type="float">
            <text:p>38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8/1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HUESCA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592" calcext:value-type="float">
            <text:p>59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8/1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ALBACET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399" calcext:value-type="float">
            <text:p>399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8/1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FERR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9/1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2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BURGOS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610" calcext:value-type="float">
            <text:p>6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/2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CARTAGENA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390" calcext:value-type="float">
            <text:p>39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2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ALCORCON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41" calcext:value-type="float">
            <text:p>44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/2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VILLARREALB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93" calcext:value-type="float">
            <text:p>493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2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VALLADOLID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49" calcext:value-type="float">
            <text:p>3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2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ANDORRA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77" calcext:value-type="float">
            <text:p>37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/2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EIBA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55" calcext:value-type="float">
            <text:p>45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/2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4/2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ELDENSE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564" calcext:value-type="float">
            <text:p>56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/2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LEVAN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5/2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GIJ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9/2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LEGANE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79" calcext:value-type="float">
            <text:p>479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8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/2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HUESC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372" calcext:value-type="float">
            <text:p>37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0/2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ELCHE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71</text:p>
          </table:table-cell>
          <table:table-cell office:value-type="float" office:value="263" calcext:value-type="float">
            <text:p>263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8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/2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OVIED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/2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SPANYOL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264" calcext:value-type="float">
            <text:p>264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1/2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TENERIF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90" calcext:value-type="float">
            <text:p>4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/2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5</text:p>
          </table:table-cell>
          <table:table-cell office:value-type="float" office:value="222" calcext:value-type="float">
            <text:p>22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/2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MIRANDES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65</text:p>
          </table:table-cell>
          <table:table-cell office:value-type="float" office:value="263" calcext:value-type="float">
            <text:p>26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8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/2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ZARAGOZ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44" calcext:value-type="float">
            <text:p>444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.7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1/2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FERR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2/2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ALBACE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/2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CARTAGEN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27</text:p>
          </table:table-cell>
          <table:table-cell office:value-type="float" office:value="567" calcext:value-type="float">
            <text:p>567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5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/2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VILLARREALB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491" calcext:value-type="float">
            <text:p>49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7/2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BUR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470" calcext:value-type="float">
            <text:p>47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7/2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VALLADOLID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7/2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MIRANDES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95" calcext:value-type="float">
            <text:p>39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/2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8/2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LEVANTE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32" calcext:value-type="float">
            <text:p>33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8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8/2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ALCORCO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442" calcext:value-type="float">
            <text:p>44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/2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AMOREBIETA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96" calcext:value-type="float">
            <text:p>496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/2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EIBAR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office:value-type="float" office:value="566" calcext:value-type="float">
            <text:p>56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/2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ELDENS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06" calcext:value-type="float">
            <text:p>40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/2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OVIED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384" calcext:value-type="float">
            <text:p>384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4/2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EGAN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4/2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ESPANYOL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557" calcext:value-type="float">
            <text:p>557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/2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ZARAGOZ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49" calcext:value-type="float">
            <text:p>34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/2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FERROL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float" office:value="286" calcext:value-type="float">
            <text:p>286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5/2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TENERIFE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286" calcext:value-type="float">
            <text:p>286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6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5/2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GIJ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/2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ELCH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5/2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ALBACETE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88" calcext:value-type="float">
            <text:p>48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7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6/2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HUESC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7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/3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ALBACE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VILLARREALB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13" calcext:value-type="float">
            <text:p>313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7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/3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HUESC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/3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LEVANTE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561" calcext:value-type="float">
            <text:p>56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/3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CARTAGEN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45" calcext:value-type="float">
            <text:p>44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3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VALLADOLID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72" calcext:value-type="float">
            <text:p>47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/3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MIRANDE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22" calcext:value-type="float">
            <text:p>42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7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/3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AMOREBIETA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38</text:p>
          </table:table-cell>
          <table:table-cell office:value-type="float" office:value="513" calcext:value-type="float">
            <text:p>51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6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/3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EIBAR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502" calcext:value-type="float">
            <text:p>50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/3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ALCORCON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508" calcext:value-type="float">
            <text:p>508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/3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ANDORRA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71" calcext:value-type="float">
            <text:p>47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9/3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OVIEDO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35" calcext:value-type="float">
            <text:p>43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/3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ELDENS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56" calcext:value-type="float">
            <text:p>35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9/3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ZARAGOZA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12" calcext:value-type="float">
            <text:p>41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9/3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FERRO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60" calcext:value-type="float">
            <text:p>36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0/3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TENERIF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0/3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GIJON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55" calcext:value-type="float">
            <text:p>35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3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ELCHE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56</text:p>
          </table:table-cell>
          <table:table-cell office:value-type="float" office:value="389" calcext:value-type="float">
            <text:p>389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0/3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BURGO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9</text:p>
          </table:table-cell>
          <table:table-cell office:value-type="float" office:value="669" calcext:value-type="float">
            <text:p>66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6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/3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ESPANYOL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1/3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LEGANES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34</text:p>
          </table:table-cell>
          <table:table-cell office:value-type="float" office:value="545" calcext:value-type="float">
            <text:p>545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3/3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55</text:p>
          </table:table-cell>
          <table:table-cell office:value-type="float" office:value="429" calcext:value-type="float">
            <text:p>429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string" calcext:value-type="string">
            <text:p>0.8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5/3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CARTAGENA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361" calcext:value-type="float">
            <text:p>36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5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/3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LEVANT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27" calcext:value-type="float">
            <text:p>32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7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6/3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VILLARREALB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0.47</text:p>
          </table:table-cell>
          <table:table-cell office:value-type="float" office:value="487" calcext:value-type="float">
            <text:p>487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7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6/3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6/3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HUESCA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37</text:p>
          </table:table-cell>
          <table:table-cell office:value-type="float" office:value="539" calcext:value-type="float">
            <text:p>53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6/3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ALCORCON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429" calcext:value-type="float">
            <text:p>429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7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/3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MIRANDE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45" calcext:value-type="float">
            <text:p>445</text:p>
          </table:table-cell>
          <table:table-cell office:value-type="float" office:value="467" calcext:value-type="float">
            <text:p>467</text:p>
          </table:table-cell>
          <table:table-cell table:number-columns-repeated="2" office:value-type="string" calcext:value-type="string">
            <text:p>0.8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/3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VALLADOLID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388" calcext:value-type="float">
            <text:p>388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7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7/3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ALBACET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32</text:p>
          </table:table-cell>
          <table:table-cell office:value-type="float" office:value="561" calcext:value-type="float">
            <text:p>56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7/3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ESPANYO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461" calcext:value-type="float">
            <text:p>46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8/3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MOREBIETA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31</text:p>
          </table:table-cell>
          <table:table-cell office:value-type="float" office:value="691" calcext:value-type="float">
            <text:p>69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7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3/3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OVIED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7</text:p>
          </table:table-cell>
          <table:table-cell office:value-type="float" office:value="243" calcext:value-type="float">
            <text:p>243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/3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LEGANES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482" calcext:value-type="float">
            <text:p>482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/3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ANDORRA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68</text:p>
          </table:table-cell>
          <table:table-cell office:value-type="float" office:value="254" calcext:value-type="float">
            <text:p>254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8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3/3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TENERIFE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492" calcext:value-type="float">
            <text:p>49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7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GIJON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66</text:p>
          </table:table-cell>
          <table:table-cell office:value-type="float" office:value="297" calcext:value-type="float">
            <text:p>297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EIBAR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0.33</text:p>
          </table:table-cell>
          <table:table-cell office:value-type="float" office:value="593" calcext:value-type="float">
            <text:p>59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7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BURGO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43" calcext:value-type="float">
            <text:p>34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8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ZARAGOZ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59" calcext:value-type="float">
            <text:p>35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ELCHE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54</text:p>
          </table:table-cell>
          <table:table-cell office:value-type="float" office:value="389" calcext:value-type="float">
            <text:p>389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4/3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ELDENSE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377" calcext:value-type="float">
            <text:p>377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string" calcext:value-type="string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5/3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FERROL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string" calcext:value-type="string">
            <text:p>0.7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9/3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ESPANYO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LEVANT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1</text:p>
          </table:table-cell>
          <table:table-cell office:value-type="float" office:value="477" calcext:value-type="float">
            <text:p>477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ELDENSE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35</text:p>
          </table:table-cell>
          <table:table-cell office:value-type="float" office:value="620" calcext:value-type="float">
            <text:p>62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MIRANDE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3</text:p>
          </table:table-cell>
          <table:table-cell office:value-type="float" office:value="547" calcext:value-type="float">
            <text:p>547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CARTAGENA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04" calcext:value-type="float">
            <text:p>50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7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HUESCA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62" calcext:value-type="float">
            <text:p>46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0/3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SANTANDE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31/3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AMOREBIETA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0.45</text:p>
          </table:table-cell>
          <table:table-cell office:value-type="float" office:value="434" calcext:value-type="float">
            <text:p>43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3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ELCH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62</text:p>
          </table:table-cell>
          <table:table-cell office:value-type="float" office:value="306" calcext:value-type="float">
            <text:p>306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1/3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TENERIFE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67</text:p>
          </table:table-cell>
          <table:table-cell office:value-type="float" office:value="276" calcext:value-type="float">
            <text:p>27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1/3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VILLARREALB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0.49</text:p>
          </table:table-cell>
          <table:table-cell office:value-type="float" office:value="455" calcext:value-type="float">
            <text:p>45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/4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OVIED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9</text:p>
          </table:table-cell>
          <table:table-cell office:value-type="float" office:value="586" calcext:value-type="float">
            <text:p>586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/4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FERROL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296" calcext:value-type="float">
            <text:p>296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8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/4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ANDORR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43</text:p>
          </table:table-cell>
          <table:table-cell office:value-type="float" office:value="396" calcext:value-type="float">
            <text:p>39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/4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ZARAGOZA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float" office:value="422" calcext:value-type="float">
            <text:p>422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LEGANE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453" calcext:value-type="float">
            <text:p>453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string" calcext:value-type="string">
            <text:p>0.8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GIJ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40" calcext:value-type="float">
            <text:p>34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BURGO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376" calcext:value-type="float">
            <text:p>376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ALBACET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61" calcext:value-type="float">
            <text:p>46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7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EIBAR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60" calcext:value-type="float">
            <text:p>36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7/4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VALLADOLID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9</text:p>
          </table:table-cell>
          <table:table-cell office:value-type="float" office:value="516" calcext:value-type="float">
            <text:p>51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/4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ALCORC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2/4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ESPANYO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0.57</text:p>
          </table:table-cell>
          <table:table-cell office:value-type="float" office:value="354" calcext:value-type="float">
            <text:p>35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0.8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/4/24</text:p>
          </table:table-cell>
          <table:table-cell office:value-type="string" calcext:value-type="string">
            <text:p>GIJON</text:p>
          </table:table-cell>
          <table:table-cell office:value-type="string" calcext:value-type="string">
            <text:p>CARTAGENA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44</text:p>
          </table:table-cell>
          <table:table-cell office:value-type="float" office:value="483" calcext:value-type="float">
            <text:p>483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7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/4/24</text:p>
          </table:table-cell>
          <table:table-cell office:value-type="string" calcext:value-type="string">
            <text:p>VALLADOLID</text:p>
          </table:table-cell>
          <table:table-cell office:value-type="string" calcext:value-type="string">
            <text:p>ELDENSE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36</text:p>
          </table:table-cell>
          <table:table-cell office:value-type="float" office:value="505" calcext:value-type="float">
            <text:p>50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3/4/24</text:p>
          </table:table-cell>
          <table:table-cell office:value-type="string" calcext:value-type="string">
            <text:p>LEVANTE</text:p>
          </table:table-cell>
          <table:table-cell office:value-type="string" calcext:value-type="string">
            <text:p>AMOREBIETA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48</text:p>
          </table:table-cell>
          <table:table-cell office:value-type="float" office:value="537" calcext:value-type="float">
            <text:p>53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OVIEDO</text:p>
          </table:table-cell>
          <table:table-cell office:value-type="string" calcext:value-type="string">
            <text:p>MIRANDES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9</text:p>
          </table:table-cell>
          <table:table-cell office:value-type="float" office:value="497" calcext:value-type="float">
            <text:p>4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6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IBAR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422" calcext:value-type="float">
            <text:p>422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string" calcext:value-type="string">
            <text:p>0.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ALBACETE</text:p>
          </table:table-cell>
          <table:table-cell office:value-type="string" calcext:value-type="string">
            <text:p>TENERIFE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504" calcext:value-type="float">
            <text:p>504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8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SANTANDER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59</text:p>
          </table:table-cell>
          <table:table-cell office:value-type="float" office:value="295" calcext:value-type="float">
            <text:p>29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ELCHE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float" office:value="342" calcext:value-type="float">
            <text:p>34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/4/24</text:p>
          </table:table-cell>
          <table:table-cell office:value-type="string" calcext:value-type="string">
            <text:p>FERROL</text:p>
          </table:table-cell>
          <table:table-cell office:value-type="string" calcext:value-type="string">
            <text:p>HUESC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5/4/24</text:p>
          </table:table-cell>
          <table:table-cell office:value-type="string" calcext:value-type="string">
            <text:p>ALCORCON</text:p>
          </table:table-cell>
          <table:table-cell office:value-type="string" calcext:value-type="string">
            <text:p>VILLARREALB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18" calcext:value-type="float">
            <text:p>31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0.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19/4/24</text:p>
          </table:table-cell>
          <table:table-cell office:value-type="string" calcext:value-type="string">
            <text:p>TENERIFE</text:p>
          </table:table-cell>
          <table:table-cell office:value-type="string" calcext:value-type="string">
            <text:p>LEGAN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0.42</text:p>
          </table:table-cell>
          <table:table-cell office:value-type="float" office:value="439" calcext:value-type="float">
            <text:p>439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/4/24</text:p>
          </table:table-cell>
          <table:table-cell office:value-type="string" calcext:value-type="string">
            <text:p>AMOREBIETA</text:p>
          </table:table-cell>
          <table:table-cell office:value-type="string" calcext:value-type="string">
            <text:p>VALLADOLID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64</text:p>
          </table:table-cell>
          <table:table-cell office:value-type="float" office:value="322" calcext:value-type="float">
            <text:p>322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8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/4/24</text:p>
          </table:table-cell>
          <table:table-cell office:value-type="string" calcext:value-type="string">
            <text:p>VILLARREALB</text:p>
          </table:table-cell>
          <table:table-cell office:value-type="string" calcext:value-type="string">
            <text:p>FERROL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/4/24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LEVANTE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25" calcext:value-type="float">
            <text:p>425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7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/4/24</text:p>
          </table:table-cell>
          <table:table-cell office:value-type="string" calcext:value-type="string">
            <text:p>ELCHE</text:p>
          </table:table-cell>
          <table:table-cell office:value-type="string" calcext:value-type="string">
            <text:p>GIJO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0/4/24</text:p>
          </table:table-cell>
          <table:table-cell office:value-type="string" calcext:value-type="string">
            <text:p>HUESCA</text:p>
          </table:table-cell>
          <table:table-cell office:value-type="string" calcext:value-type="string">
            <text:p>ZARAGOZA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1/4/24</text:p>
          </table:table-cell>
          <table:table-cell office:value-type="string" calcext:value-type="string">
            <text:p>ESPANYOL</text:p>
          </table:table-cell>
          <table:table-cell office:value-type="string" calcext:value-type="string">
            <text:p>ANDORRA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53</text:p>
          </table:table-cell>
          <table:table-cell office:value-type="float" office:value="422" calcext:value-type="float">
            <text:p>422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0.8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1/4/24</text:p>
          </table:table-cell>
          <table:table-cell office:value-type="string" calcext:value-type="string">
            <text:p>EIBAR</text:p>
          </table:table-cell>
          <table:table-cell office:value-type="string" calcext:value-type="string">
            <text:p>ALCORCON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29</text:p>
          </table:table-cell>
          <table:table-cell office:value-type="float" office:value="653" calcext:value-type="float">
            <text:p>65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1/4/24</text:p>
          </table:table-cell>
          <table:table-cell office:value-type="string" calcext:value-type="string">
            <text:p>ELDENSE</text:p>
          </table:table-cell>
          <table:table-cell office:value-type="string" calcext:value-type="string">
            <text:p>ALBACET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6</text:p>
          </table:table-cell>
          <table:table-cell office:value-type="float" office:value="414" calcext:value-type="float">
            <text:p>41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7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/4/24</text:p>
          </table:table-cell>
          <table:table-cell office:value-type="string" calcext:value-type="string">
            <text:p>MIRANDES</text:p>
          </table:table-cell>
          <table:table-cell office:value-type="string" calcext:value-type="string">
            <text:p>BURGO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0.63</text:p>
          </table:table-cell>
          <table:table-cell office:value-type="float" office:value="279" calcext:value-type="float">
            <text:p>279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2/4/24</text:p>
          </table:table-cell>
          <table:table-cell office:value-type="string" calcext:value-type="string">
            <text:p>CARTAGENA</text:p>
          </table:table-cell>
          <table:table-cell office:value-type="string" calcext:value-type="string">
            <text:p>OVIEDO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0.51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0.8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6/4/2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SANTANDER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52</text:p>
          </table:table-cell>
          <table:table-cell office:value-type="float" office:value="426" calcext:value-type="float">
            <text:p>426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/4/24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AMOREBIETA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58</text:p>
          </table:table-cell>
          <table:table-cell office:value-type="float" office:value="381" calcext:value-type="float">
            <text:p>381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7/4/24</text:p>
          </table:table-cell>
          <table:table-cell office:value-type="string" calcext:value-type="string">
            <text:p>LEGANES</text:p>
          </table:table-cell>
          <table:table-cell office:value-type="string" calcext:value-type="string">
            <text:p>ZARAGOZA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61</text:p>
          </table:table-cell>
          <table:table-cell office:value-type="float" office:value="307" calcext:value-type="float">
            <text:p>30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9:59:01.052000000</meta:creation-date>
    <dc:date>2024-09-09T17:20:02.102000000</dc:date>
    <meta:editing-duration>PT3H36M44S</meta:editing-duration>
    <meta:editing-cycles>23</meta:editing-cycles>
    <meta:generator>LibreOffice/7.5.0.3$Windows_X86_64 LibreOffice_project/c21113d003cd3efa8c53188764377a8272d9d6de</meta:generator>
    <meta:document-statistic meta:table-count="1" meta:cell-count="8610" meta:object-count="0"/>
  </office:meta>
</office:document-meta>
</file>